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2.17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nalysis performance measures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2">
              <text:list-header>
                <text:p text:style-name="P1">Francisco de Melo jr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Calling Context Tree</text:p>
          </draw:text-box>
        </draw:frame>
        <draw:frame presentation:style-name="pr6" draw:text-style-name="P4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nhanced Caling Context Tre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ace Compar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acing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i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lustering similar run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ova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201cm" svg:y="8.094cm" presentation:class="title" presentation:user-transformed="true">
          <draw:text-box>
            <text:p>Obrigado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Trace Compare</text:p>
                <text:list>
                  <text:list-header>
                    <text:p>Francois Doray</text:p>
                  </text:list-header>
                </text:list>
                <text:p>Calling context tree</text:p>
                <text:list>
                  <text:list-header>
                    <text:p>Implementing </text:p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8T13:51:44.453817532</meta:creation-date>
    <dc:date>2016-04-10T02:47:27.705475749</dc:date>
    <meta:editing-duration>P1DT5H55M2S</meta:editing-duration>
    <meta:editing-cycles>2</meta:editing-cycles>
    <meta:generator>LibreOffice/5.0.5.2$Linux_X86_64 LibreOffice_project/00m0$Build-2</meta:generator>
    <meta:document-statistic meta:object-count="65"/>
  </office:meta>
</office:document-meta>
</file>